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26" style:family="table-cell" style:parent-style-name="Default"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9" table:number-columns-repeated="1008" table:default-cell-style-name="ce21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36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/>
          <table:table-cell table:style-name="ce20"/>
          <table:table-cell table:style-name="ce11"/>
          <table:table-cell table:style-name="ce20" table:number-columns-repeated="3"/>
          <table:table-cell table:style-name="ce26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26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26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26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style-name="ce13" table:number-columns-repeated="1013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2" calcext:value-type="float">
            <text:p>0.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6" calcext:value-type="float">
            <text:p>0.746</text:p>
          </table:table-cell>
          <table:table-cell table:style-name="ce13" office:value-type="float" office:value="0.615" calcext:value-type="float">
            <text:p>0.61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2" calcext:value-type="float">
            <text:p>0.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1" calcext:value-type="float">
            <text:p>0.0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6" office:value-type="float" office:value="0.001" calcext:value-type="float">
            <text:p>0.0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33"/>
        <table:table-column table:style-name="co9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9" table:number-columns-repeated="7" table:default-cell-style-name="ce21"/>
        <table:table-column table:style-name="co9" table:number-columns-repeated="1009" table:default-cell-style-name="Default"/>
        <table:table-row table:style-name="ro1">
          <table:table-cell table:style-name="ce36" office:value-type="string" calcext:value-type="string">
            <text:p>Experiment</text:p>
          </table:table-cell>
          <table:table-cell table:style-name="ce40" office:value-type="string" calcext:value-type="string">
            <text:p>Backbone</text:p>
          </table:table-cell>
          <table:table-cell table:style-name="ce40" office:value-type="string" calcext:value-type="string">
            <text:p>Initial max resolution</text:p>
          </table:table-cell>
          <table:table-cell table:style-name="ce40" office:value-type="string" calcext:value-type="string">
            <text:p>Training max resolution</text:p>
          </table:table-cell>
          <table:table-cell table:style-name="ce36" office:value-type="string" calcext:value-type="string">
            <text:p>Output stride</text:p>
          </table:table-cell>
          <table:table-cell table:style-name="ce36" office:value-type="string" calcext:value-type="string">
            <text:p>Atrous rates</text:p>
          </table:table-cell>
          <table:table-cell table:style-name="ce36" office:value-type="string" calcext:value-type="string">
            <text:p>Base learning rate</text:p>
          </table:table-cell>
          <table:table-cell table:style-name="ce36" office:value-type="string" calcext:value-type="string">
            <text:p>Training steps</text:p>
          </table:table-cell>
          <table:table-cell table:style-name="ce36" office:value-type="string" calcext:value-type="string">
            <text:p>Batch size</text:p>
          </table:table-cell>
          <table:table-cell table:style-name="ce36" office:value-type="string" calcext:value-type="string">
            <text:p>Total time</text:p>
          </table:table-cell>
          <table:table-cell table:style-name="ce36" office:value-type="string" calcext:value-type="string">
            <text:p>IoU</text:p>
          </table:table-cell>
          <table:table-cell table:style-name="ce36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33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table:style-name="ce33" office:value-type="float" office:value="0.711" calcext:value-type="float">
            <text:p>0.711</text:p>
          </table:table-cell>
          <table:table-cell table:style-name="ce33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26" office:value-type="string" calcext:value-type="string">
            <text:p>resnet50</text:p>
          </table:table-cell>
          <table:table-cell table:style-name="ce26" office:value-type="string" calcext:value-type="string">
            <text:p>Original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" calcext:value-type="float">
            <text:p>8</text:p>
          </table:table-cell>
          <table:table-cell table:style-name="ce38" office:value-type="string" calcext:value-type="string">
            <text:p>4h 11m</text:p>
          </table:table-cell>
          <table:table-cell table:style-name="ce26" office:value-type="float" office:value="0.753" calcext:value-type="float">
            <text:p>0.753</text:p>
          </table:table-cell>
          <table:table-cell table:style-name="ce26" table:number-columns-repeated="4"/>
          <table:table-cell table:style-name="ce41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26" office:value-type="float" office:value="0.755" calcext:value-type="float">
            <text:p>0.755</text:p>
          </table:table-cell>
          <table:table-cell table:style-name="ce26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12:09:09.064654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0-30T19:03:38.653671691</dc:date>
    <meta:editing-duration>P1DT26M57S</meta:editing-duration>
    <meta:editing-cycles>156</meta:editing-cycles>
    <meta:document-statistic meta:table-count="2" meta:cell-count="805" meta:object-count="0"/>
  </office:meta>
</office:document-meta>
</file>